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d219" officeooo:paragraph-rsid="000cd219"/>
    </style:style>
    <style:style style:name="P2" style:family="paragraph" style:parent-style-name="Standard">
      <style:text-properties officeooo:rsid="000e12b1" officeooo:paragraph-rsid="000e12b1"/>
    </style:style>
    <style:style style:name="P3" style:family="paragraph" style:parent-style-name="Standard">
      <style:text-properties officeooo:rsid="001164d6" officeooo:paragraph-rsid="001164d6"/>
    </style:style>
    <style:style style:name="P4" style:family="paragraph" style:parent-style-name="Standard">
      <style:text-properties officeooo:rsid="0011ff15" officeooo:paragraph-rsid="0011ff15"/>
    </style:style>
    <style:style style:name="P5" style:family="paragraph" style:parent-style-name="Standard">
      <style:text-properties officeooo:rsid="0012cd74" officeooo:paragraph-rsid="0019fdb9"/>
    </style:style>
    <style:style style:name="P6" style:family="paragraph" style:parent-style-name="Standard">
      <style:text-properties officeooo:rsid="0012cd74" officeooo:paragraph-rsid="001aac32"/>
    </style:style>
    <style:style style:name="P7" style:family="paragraph" style:parent-style-name="Standard">
      <style:text-properties officeooo:rsid="0012cd74" officeooo:paragraph-rsid="001e6749"/>
    </style:style>
    <style:style style:name="P8" style:family="paragraph" style:parent-style-name="Standard">
      <style:text-properties officeooo:rsid="001aac32" officeooo:paragraph-rsid="001aac32"/>
    </style:style>
    <style:style style:name="P9" style:family="paragraph" style:parent-style-name="Standard">
      <style:text-properties officeooo:rsid="001aac32" officeooo:paragraph-rsid="001e6749"/>
    </style:style>
    <style:style style:name="P10" style:family="paragraph" style:parent-style-name="Standard">
      <style:text-properties officeooo:rsid="001e6749" officeooo:paragraph-rsid="001e6749"/>
    </style:style>
    <style:style style:name="P11" style:family="paragraph" style:parent-style-name="Standard">
      <style:text-properties officeooo:rsid="00228f56" officeooo:paragraph-rsid="00228f56"/>
    </style:style>
    <style:style style:name="P12" style:family="paragraph" style:parent-style-name="Standard">
      <style:text-properties officeooo:rsid="002361db" officeooo:paragraph-rsid="002361db"/>
    </style:style>
    <style:style style:name="P13" style:family="paragraph" style:parent-style-name="Standard">
      <style:text-properties officeooo:rsid="00258e85" officeooo:paragraph-rsid="00258e85"/>
    </style:style>
    <style:style style:name="P14" style:family="paragraph" style:parent-style-name="Standard">
      <style:text-properties officeooo:rsid="00267ce4" officeooo:paragraph-rsid="00267ce4"/>
    </style:style>
    <style:style style:name="P15" style:family="paragraph" style:parent-style-name="Standard">
      <style:text-properties officeooo:rsid="0028677e" officeooo:paragraph-rsid="0028677e"/>
    </style:style>
    <style:style style:name="P16" style:family="paragraph" style:parent-style-name="Standard">
      <style:text-properties officeooo:rsid="002cd268" officeooo:paragraph-rsid="002cd268"/>
    </style:style>
    <style:style style:name="P17" style:family="paragraph" style:parent-style-name="Standard">
      <style:text-properties officeooo:rsid="0030ece1" officeooo:paragraph-rsid="0030ece1"/>
    </style:style>
    <style:style style:name="P18" style:family="paragraph" style:parent-style-name="Standard">
      <style:text-properties officeooo:rsid="0031ecc2" officeooo:paragraph-rsid="0031ecc2"/>
    </style:style>
    <style:style style:name="T1" style:family="text">
      <style:text-properties officeooo:rsid="000b773f"/>
    </style:style>
    <style:style style:name="T2" style:family="text">
      <style:text-properties officeooo:rsid="000e12b1"/>
    </style:style>
    <style:style style:name="T3" style:family="text">
      <style:text-properties officeooo:rsid="00100c40"/>
    </style:style>
    <style:style style:name="T4" style:family="text">
      <style:text-properties officeooo:rsid="0011968b"/>
    </style:style>
    <style:style style:name="T5" style:family="text">
      <style:text-properties officeooo:rsid="0014072b"/>
    </style:style>
    <style:style style:name="T6" style:family="text">
      <style:text-properties officeooo:rsid="0016ce41"/>
    </style:style>
    <style:style style:name="T7" style:family="text">
      <style:text-properties officeooo:rsid="0017a1dc"/>
    </style:style>
    <style:style style:name="T8" style:family="text">
      <style:text-properties officeooo:rsid="0023b424"/>
    </style:style>
    <style:style style:name="T9" style:family="text">
      <style:text-properties officeooo:rsid="0029ca3c"/>
    </style:style>
    <style:style style:name="T10" style:family="text">
      <style:text-properties officeooo:rsid="002cdac8"/>
    </style:style>
    <style:style style:name="T11" style:family="text">
      <style:text-properties officeooo:rsid="002ea24b"/>
    </style:style>
    <style:style style:name="T12" style:family="text">
      <style:text-properties officeooo:rsid="002f13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3.4</text:p>
      <text:p text:style-name="Standard">1. add more <text:span text:style-name="T1">ETFs. China based: FXI</text:span></text:p>
      <text:p text:style-name="Standard"/>
      <text:p text:style-name="P1">ATM up 3.5v to 31<text:span text:style-name="T2">v</text:span>. </text:p>
      <text:p text:style-name="P2">Very volatile during intraday session. <text:span text:style-name="T3">Lot of vicious activities. Lots of people who bought in the AM got stuck in the PM. </text:span></text:p>
      <text:p text:style-name="P1"/>
      <text:p text:style-name="P3">When vol is high, <text:span text:style-name="T4">might be good to do am and pmOpen dev trading. Today it would have worked great. Not suitable for adding delta. </text:span></text:p>
      <text:p text:style-name="P3"/>
      <text:p text:style-name="P4">Intraday trading should never be the norm. Always emulate big players from the start – big players don’t move randomly like that. Overtrading intraday will result in <text:span text:style-name="T6">high </text:span>fees, unstable performance, stress, inconsistency. </text:p>
      <text:p text:style-name="P4"/>
      <text:p text:style-name="P5">There has to be a persistent strategy which is 1.easy <text:span text:style-name="T7">(even a middle schooler understands and can implement)</text:span> 2.consistent regardless of market conditions. <text:span text:style-name="T5">3. highly automated. 4. covers all market conditions. The best is of course automated strategy. </text:span></text:p>
      <text:p text:style-name="P5"/>
      <text:p text:style-name="P8">People who follow the news are committing vital mistakes. </text:p>
      <text:p text:style-name="P6"/>
      <text:p text:style-name="P9">Smart people swim in the bubble and dance until the music stops, others will call out the bubble and miss the opportunity. You always need idiots to foot the bill under all market conditions. The overleveraged players, no system players will pay the bill due to greed and panick. </text:p>
      <text:p text:style-name="P7"/>
      <text:p text:style-name="P10">A good strategy should be path-and-direction independent. This means that intraday movements should not impact trading decisions. Level is more important than direction. Direction tricks people to follow it. Experienced look at level, have a level in mind, they do not look at direction.</text:p>
      <text:p text:style-name="Standard"/>
      <text:p text:style-name="Standard"/>
      <text:p text:style-name="P11">Soros’s book actually contains some good stuff, read it again.</text:p>
      <text:p text:style-name="P11"/>
      <text:p text:style-name="P11"/>
      <text:p text:style-name="P12">3.8 Friday</text:p>
      <text:p text:style-name="P12">breachDev TIF</text:p>
      <text:p text:style-name="P12">1. adding : use GTC (GTD didn’t work, takes an additional argument, that’s fine, cancel all orders when starting devTrader to avoid live orders)</text:p>
      <text:p text:style-name="P12">2. <text:s/><text:span text:style-name="T8">cutting: use IOC</text:span></text:p>
      <text:p text:style-name="P13"/>
      <text:p text:style-name="P13">breachMonthDev:</text:p>
      <text:p text:style-name="P13">1. experimenting</text:p>
      <text:p text:style-name="P13">2. max 2 trades per day, one adding one liquidating, if liquidated no more trading</text:p>
      <text:p text:style-name="P14">3. Order types same as breachDev</text:p>
      <text:p text:style-name="P14"/>
      <text:p text:style-name="P14">3.9 Saturday</text:p>
      <text:p text:style-name="P14">Overnight, XOM, TOT, JD, JNJ got cut. (about 350k delta)</text:p>
      <text:p text:style-name="P14">Ytd, SGXA50 got cut. (about 600k delta)</text:p>
      <text:p text:style-name="P14"/>
      <text:p text:style-name="P15">3.7 cut SPY, BABA, JPM, BBL, BHP, QTT, FXI, AAPL.</text:p>
      <text:p text:style-name="P15"><text:soft-page-break/></text:p>
      <text:p text:style-name="P15"><text:span text:style-name="T11">(MISTAKE!) </text:span>Bought NFLX <text:span text:style-name="T9">and cut it at close, lost 3%, 11*100 &gt;1000 USD. (--&gt;revised cutting to include all day)</text:span></text:p>
      <text:p text:style-name="P15"/>
      <text:p text:style-name="P16"><text:span text:style-name="T12">(GOOD) </text:span>Overall: system was acute enough to cut on Mar 7 US open. <text:span text:style-name="T10">System has its validity. </text:span></text:p>
      <text:p text:style-name="P16"/>
      <text:p text:style-name="P17">If use monthDev only (without yDev), would flip too much resulting in non optimal behavior. </text:p>
      <text:p text:style-name="P18">For example, yesterday for SGXA50, it was vacillating about the mOpen line for an hour causing a lot of crosses, you can’t afford to follow all these crosses. </text:p>
      <text:p text:style-name="P16"/>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4T09:57:42.178522169</meta:creation-date>
    <meta:generator>LibreOffice/6.0.7.3$Linux_X86_64 LibreOffice_project/00m0$Build-3</meta:generator>
    <dc:date>2019-03-09T08:26:18.774972299</dc:date>
    <meta:editing-duration>PT22H33M2S</meta:editing-duration>
    <meta:editing-cycles>41</meta:editing-cycles>
    <meta:document-statistic meta:table-count="0" meta:image-count="0" meta:object-count="0" meta:page-count="2" meta:paragraph-count="27" meta:word-count="407" meta:character-count="2409" meta:non-whitespace-character-count="2018"/>
  </office:meta>
</office:document-meta>
</file>